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4" svg:x="1.17792in" svg:y="0in" svg:width="4.11474in" svg:height="7.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2" draw:name="Grafik 6" svg:x="6.462in" svg:y="0in" svg:width="5.625in" svg:height="7.5in" style:rel-width="scale" style:rel-height="scale">
          <draw:image xlink:href="media/image2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Anja Renz</meta:initial-creator>
    <dc:creator>Anja Renz</dc:creator>
    <meta:creation-date>2024-06-29T15:30:46Z</meta:creation-date>
    <dc:date>2024-06-29T15:31:13Z</dc:date>
    <meta:editing-cycles>1</meta:editing-cycles>
    <meta:editing-duration>PT0S</meta:editing-duration>
    <meta:document-statistic meta:paragraph-count="0" meta:word-count="0"/>
  </office:meta>
</office:document-meta>
</file>